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3.533cm"/>
    </style:style>
    <style:style style:name="co6" style:family="table-column">
      <style:table-column-properties fo:break-before="auto" style:column-width="2.221cm"/>
    </style:style>
    <style:style style:name="co7" style:family="table-column">
      <style:table-column-properties fo:break-before="auto" style:column-width="1.783cm"/>
    </style:style>
    <style:style style:name="co8" style:family="table-column">
      <style:table-column-properties fo:break-before="auto" style:column-width="1.6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procesor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string">
            <text:p>start obliczeń 1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koniec obl 1</text:p>
          </table:table-cell>
          <table:table-cell office:value-type="string">
            <text:p>start obl2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72.8</text:p>
          </table:table-cell>
          <table:table-cell office:value-type="string">
            <text:p>24802.8</text:p>
          </table:table-cell>
          <table:table-cell office:value-type="float" office:value="-1">
            <text:p>-1</text:p>
          </table:table-cell>
          <table:table-cell office:value-type="string">
            <text:p>4172.8</text:p>
          </table:table-cell>
          <table:table-cell office:value-type="string">
            <text:p>11351.3</text:p>
          </table:table-cell>
          <table:table-cell office:value-type="float" office:value="0">
            <text:p>0</text:p>
          </table:table-cell>
          <table:table-cell table:number-columns-repeated="2" office:value-type="float" office:value="4190">
            <text:p>4190</text:p>
          </table:table-cell>
          <table:table-cell office:value-type="string">
            <text:p>11230.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4190">
            <text:p>4190</text:p>
          </table:table-cell>
          <table:table-cell office:value-type="string">
            <text:p>6083.8</text:p>
          </table:table-cell>
          <table:table-cell table:number-columns-repeated="2" office:value-type="string">
            <text:p>11238.8</text:p>
          </table:table-cell>
          <table:table-cell office:value-type="string">
            <text:p>11230.9</text:p>
          </table:table-cell>
          <table:table-cell office:value-type="string">
            <text:p>13851.4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808.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string">
            <text:p>6083.8</text:p>
          </table:table-cell>
          <table:table-cell office:value-type="string">
            <text:p>6418.2</text:p>
          </table:table-cell>
          <table:table-cell office:value-type="string">
            <text:p>13845.4</text:p>
          </table:table-cell>
          <table:table-cell table:number-columns-repeated="2" office:value-type="string">
            <text:p>13851.4</text:p>
          </table:table-cell>
          <table:table-cell office:value-type="string">
            <text:p>14293.8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807.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string">
            <text:p>6418.2</text:p>
          </table:table-cell>
          <table:table-cell office:value-type="float" office:value="0">
            <text:p>0</text:p>
          </table:table-cell>
          <table:table-cell office:value-type="string">
            <text:p>14286.4</text:p>
          </table:table-cell>
          <table:table-cell table:number-columns-repeated="2" office:value-type="string">
            <text:p>14293.8</text:p>
          </table:table-cell>
          <table:table-cell table:number-columns-repeated="5" office:value-type="float" office:value="-1">
            <text:p>-1</text:p>
          </table:table-cell>
          <table:table-cell office:value-type="string">
            <text:p>24784.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4172.8</text:p>
          </table:table-cell>
          <table:table-cell office:value-type="string">
            <text:p>5137.2</text:p>
          </table:table-cell>
          <table:table-cell table:number-columns-repeated="2" office:value-type="string">
            <text:p>11353.6</text:p>
          </table:table-cell>
          <table:table-cell office:value-type="string">
            <text:p>11351.3</text:p>
          </table:table-cell>
          <table:table-cell office:value-type="string">
            <text:p>12819.7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804.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string">
            <text:p>5137.2</text:p>
          </table:table-cell>
          <table:table-cell office:value-type="string">
            <text:p>5469.89</text:p>
          </table:table-cell>
          <table:table-cell office:value-type="string">
            <text:p>12814.1</text:p>
          </table:table-cell>
          <table:table-cell table:number-columns-repeated="2" office:value-type="string">
            <text:p>12819.7</text:p>
          </table:table-cell>
          <table:table-cell office:value-type="string">
            <text:p>13303.1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85.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5469.8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13283.4</text:p>
          </table:table-cell>
          <table:table-cell office:value-type="string">
            <text:p>13303.1</text:p>
          </table:table-cell>
          <table:table-cell table:number-columns-repeated="6" office:value-type="float" office:value="-1">
            <text:p>-1</text:p>
          </table:table-cell>
          <table:table-cell office:value-type="string">
            <text:p>24777.5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lacz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string">
            <text:p>start obliczeń 1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koniec obl 1</text:p>
          </table:table-cell>
          <table:table-cell office:value-type="string">
            <text:p>start obl2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59.9</text:p>
          </table:table-cell>
          <table:table-cell office:value-type="string">
            <text:p>24723.6</text:p>
          </table:table-cell>
          <table:table-cell office:value-type="float" office:value="-1">
            <text:p>-1</text:p>
          </table:table-cell>
          <table:table-cell office:value-type="string">
            <text:p>4159.9</text:p>
          </table:table-cell>
          <table:table-cell office:value-type="string">
            <text:p>11316.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4159.9</text:p>
          </table:table-cell>
          <table:table-cell office:value-type="string">
            <text:p>11316.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4159.9</text:p>
          </table:table-cell>
          <table:table-cell office:value-type="string">
            <text:p>5122.05</text:p>
          </table:table-cell>
          <table:table-cell office:value-type="string">
            <text:p>11314.3</text:p>
          </table:table-cell>
          <table:table-cell table:number-columns-repeated="2" office:value-type="string">
            <text:p>11316.9</text:p>
          </table:table-cell>
          <table:table-cell office:value-type="string">
            <text:p>12780.8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28.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string">
            <text:p>5122.05</text:p>
          </table:table-cell>
          <table:table-cell office:value-type="string">
            <text:p>5454.74</text:p>
          </table:table-cell>
          <table:table-cell office:value-type="string">
            <text:p>12771.7</text:p>
          </table:table-cell>
          <table:table-cell table:number-columns-repeated="2" office:value-type="string">
            <text:p>12780.8</text:p>
          </table:table-cell>
          <table:table-cell office:value-type="float" office:value="13262">
            <text:p>13262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19.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string">
            <text:p>5454.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3268.3</text:p>
          </table:table-cell>
          <table:table-cell office:value-type="float" office:value="13262">
            <text:p>13262</text:p>
          </table:table-cell>
          <table:table-cell table:number-columns-repeated="5" office:value-type="float" office:value="-1">
            <text:p>-1</text:p>
          </table:table-cell>
          <table:table-cell office:value-type="float" office:value="24688">
            <text:p>24688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4159.9</text:p>
          </table:table-cell>
          <table:table-cell office:value-type="string">
            <text:p>5122.05</text:p>
          </table:table-cell>
          <table:table-cell office:value-type="string">
            <text:p>11314.3</text:p>
          </table:table-cell>
          <table:table-cell table:number-columns-repeated="2" office:value-type="string">
            <text:p>11316.9</text:p>
          </table:table-cell>
          <table:table-cell office:value-type="string">
            <text:p>12780.8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28.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string">
            <text:p>5122.05</text:p>
          </table:table-cell>
          <table:table-cell office:value-type="string">
            <text:p>5454.74</text:p>
          </table:table-cell>
          <table:table-cell office:value-type="string">
            <text:p>12771.6</text:p>
          </table:table-cell>
          <table:table-cell table:number-columns-repeated="2" office:value-type="string">
            <text:p>12780.8</text:p>
          </table:table-cell>
          <table:table-cell office:value-type="float" office:value="13262">
            <text:p>13262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19.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5454.74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string">
            <text:p>13268.3</text:p>
          </table:table-cell>
          <table:table-cell table:number-columns-repeated="6" office:value-type="float" office:value="-1">
            <text:p>-1</text:p>
          </table:table-cell>
          <table:table-cell office:value-type="float" office:value="24688">
            <text:p>24688</text:p>
          </table:table-cell>
        </table:table-row>
      </table:table>
      <table:table table:name="Arkusz2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2">
          <table:table-cell/>
          <table:table-cell table:style-name="Default" office:value-type="string">
            <text:p>start obliczeń 1</text:p>
          </table:table-cell>
          <table:table-cell table:style-name="Default" office:value-type="string">
            <text:p>start komunikacji 1</text:p>
          </table:table-cell>
          <table:table-cell table:style-name="Default" office:value-type="string">
            <text:p>Koniec 1. przesłania</text:p>
          </table:table-cell>
          <table:table-cell table:style-name="Default" office:value-type="string">
            <text:p>koniec obl 1</text:p>
          </table:table-cell>
          <table:table-cell table:style-name="Default" office:value-type="string">
            <text:p>start obl2</text:p>
          </table:table-cell>
          <table:table-cell table:style-name="Default" office:value-type="string">
            <text:p>start k 2</text:p>
          </table:table-cell>
          <table:table-cell table:style-name="Default" office:value-type="string">
            <text:p>Koniec 2. przeslania</text:p>
          </table:table-cell>
          <table:table-cell table:style-name="Default" office:value-type="string">
            <text:p>koniec obliczeń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72.8</text:p>
          </table:table-cell>
          <table:table-cell office:value-type="string">
            <text:p>24802.8</text:p>
          </table:table-cell>
          <table:table-cell office:value-type="float" office:value="-1">
            <text:p>-1</text:p>
          </table:table-cell>
          <table:table-cell office:value-type="string">
            <text:p>4172.8</text:p>
          </table:table-cell>
          <table:table-cell office:value-type="string">
            <text:p>11351.3</text:p>
          </table:table-cell>
          <table:table-cell office:value-type="string">
            <text:p>24802.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190">
            <text:p>4190</text:p>
          </table:table-cell>
          <table:table-cell table:number-columns-repeated="2" office:value-type="float" office:value="-1">
            <text:p>-1</text:p>
          </table:table-cell>
          <table:table-cell office:value-type="float" office:value="4190">
            <text:p>4190</text:p>
          </table:table-cell>
          <table:table-cell office:value-type="string">
            <text:p>11230.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4190">
            <text:p>4190</text:p>
          </table:table-cell>
          <table:table-cell office:value-type="string">
            <text:p>6083.8</text:p>
          </table:table-cell>
          <table:table-cell table:number-columns-repeated="2" office:value-type="string">
            <text:p>11238.8</text:p>
          </table:table-cell>
          <table:table-cell office:value-type="string">
            <text:p>11230.9</text:p>
          </table:table-cell>
          <table:table-cell office:value-type="string">
            <text:p>13851.4</text:p>
          </table:table-cell>
          <table:table-cell office:value-type="string">
            <text:p>24808.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6083.8</text:p>
          </table:table-cell>
          <table:table-cell office:value-type="string">
            <text:p>6418.2</text:p>
          </table:table-cell>
          <table:table-cell office:value-type="string">
            <text:p>13845.4</text:p>
          </table:table-cell>
          <table:table-cell table:number-columns-repeated="2" office:value-type="string">
            <text:p>13851.4</text:p>
          </table:table-cell>
          <table:table-cell office:value-type="string">
            <text:p>14293.8</text:p>
          </table:table-cell>
          <table:table-cell office:value-type="string">
            <text:p>24807.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6418.2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14286.4</text:p>
          </table:table-cell>
          <table:table-cell office:value-type="string">
            <text:p>14293.8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24784.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4172.8</text:p>
          </table:table-cell>
          <table:table-cell office:value-type="string">
            <text:p>5137.2</text:p>
          </table:table-cell>
          <table:table-cell table:number-columns-repeated="2" office:value-type="string">
            <text:p>11353.6</text:p>
          </table:table-cell>
          <table:table-cell office:value-type="string">
            <text:p>11351.3</text:p>
          </table:table-cell>
          <table:table-cell office:value-type="string">
            <text:p>12819.7</text:p>
          </table:table-cell>
          <table:table-cell office:value-type="string">
            <text:p>24804.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5137.2</text:p>
          </table:table-cell>
          <table:table-cell office:value-type="string">
            <text:p>5469.89</text:p>
          </table:table-cell>
          <table:table-cell office:value-type="string">
            <text:p>12814.1</text:p>
          </table:table-cell>
          <table:table-cell table:number-columns-repeated="2" office:value-type="string">
            <text:p>12819.7</text:p>
          </table:table-cell>
          <table:table-cell office:value-type="string">
            <text:p>13303.1</text:p>
          </table:table-cell>
          <table:table-cell office:value-type="string">
            <text:p>24785.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469.8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13283.4</text:p>
          </table:table-cell>
          <table:table-cell office:value-type="string">
            <text:p>13303.1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24777.5</text:p>
          </table:table-cell>
          <table:table-cell table:number-columns-repeated="3"/>
        </table:table-row>
        <table:table-row table:style-name="ro1" table:number-rows-repeated="6">
          <table:table-cell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1"/>
          <table:table-cell office:value-type="string">
            <text:p>start obliczeń 1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koniec obl 1</text:p>
          </table:table-cell>
          <table:table-cell office:value-type="string">
            <text:p>start obl2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koniec obliczeń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59.9</text:p>
          </table:table-cell>
          <table:table-cell office:value-type="string">
            <text:p>24723.6</text:p>
          </table:table-cell>
          <table:table-cell office:value-type="float" office:value="-1">
            <text:p>-1</text:p>
          </table:table-cell>
          <table:table-cell office:value-type="string">
            <text:p>4159.9</text:p>
          </table:table-cell>
          <table:table-cell office:value-type="string">
            <text:p>11316.9</text:p>
          </table:table-cell>
          <table:table-cell office:value-type="string">
            <text:p>24723.6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4159.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4159.9</text:p>
          </table:table-cell>
          <table:table-cell office:value-type="string">
            <text:p>11316.9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office:value-type="string">
            <text:p>4159.9</text:p>
          </table:table-cell>
          <table:table-cell office:value-type="string">
            <text:p>5122.05</text:p>
          </table:table-cell>
          <table:table-cell office:value-type="string">
            <text:p>11314.3</text:p>
          </table:table-cell>
          <table:table-cell table:number-columns-repeated="2" office:value-type="string">
            <text:p>11316.9</text:p>
          </table:table-cell>
          <table:table-cell office:value-type="string">
            <text:p>12780.8</text:p>
          </table:table-cell>
          <table:table-cell office:value-type="string">
            <text:p>24728.1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office:value-type="string">
            <text:p>5122.05</text:p>
          </table:table-cell>
          <table:table-cell office:value-type="string">
            <text:p>5454.74</text:p>
          </table:table-cell>
          <table:table-cell office:value-type="string">
            <text:p>12771.7</text:p>
          </table:table-cell>
          <table:table-cell table:number-columns-repeated="2" office:value-type="string">
            <text:p>12780.8</text:p>
          </table:table-cell>
          <table:table-cell office:value-type="float" office:value="13262">
            <text:p>13262</text:p>
          </table:table-cell>
          <table:table-cell office:value-type="string">
            <text:p>24719.6</text:p>
          </table:table-cell>
          <table:table-cell table:number-columns-repeated="3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5454.74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string">
            <text:p>13268.3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88">
            <text:p>24688</text:p>
          </table:table-cell>
          <table:table-cell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 office:value-type="string">
            <text:p>4159.9</text:p>
          </table:table-cell>
          <table:table-cell office:value-type="string">
            <text:p>5122.05</text:p>
          </table:table-cell>
          <table:table-cell office:value-type="string">
            <text:p>11314.3</text:p>
          </table:table-cell>
          <table:table-cell table:number-columns-repeated="2" office:value-type="string">
            <text:p>11316.9</text:p>
          </table:table-cell>
          <table:table-cell office:value-type="string">
            <text:p>12780.8</text:p>
          </table:table-cell>
          <table:table-cell office:value-type="string">
            <text:p>24728.1</text:p>
          </table:table-cell>
          <table:table-cell table:number-columns-repeated="3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office:value-type="string">
            <text:p>5122.05</text:p>
          </table:table-cell>
          <table:table-cell office:value-type="string">
            <text:p>5454.74</text:p>
          </table:table-cell>
          <table:table-cell office:value-type="string">
            <text:p>12771.6</text:p>
          </table:table-cell>
          <table:table-cell table:number-columns-repeated="2" office:value-type="string">
            <text:p>12780.8</text:p>
          </table:table-cell>
          <table:table-cell office:value-type="float" office:value="13262">
            <text:p>13262</text:p>
          </table:table-cell>
          <table:table-cell office:value-type="string">
            <text:p>24719.6</text:p>
          </table:table-cell>
          <table:table-cell table:number-columns-repeated="3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5454.74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string">
            <text:p>13268.3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88">
            <text:p>24688</text:p>
          </table:table-cell>
          <table:table-cell table:number-columns-repeated="3"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06.12.2008</text:date>, <text:time>19:18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zymon Francuzik</meta:initial-creator>
    <meta:creation-date>2008-12-06T00:39:15</meta:creation-date>
    <dc:creator>Sarevok</dc:creator>
    <dc:date>2008-12-06T19:18:48</dc:date>
    <meta:editing-cycles>11</meta:editing-cycles>
    <meta:editing-duration>PT3H40M56S</meta:editing-duration>
    <meta:user-defined meta:name="Info 1"/>
    <meta:user-defined meta:name="Info 2"/>
    <meta:user-defined meta:name="Info 3"/>
    <meta:user-defined meta:name="Info 4"/>
    <meta:document-statistic meta:table-count="3" meta:cell-count="392"/>
  </office:meta>
</office:document-meta>
</file>